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4" style:family="graphic" style:parent-style-name="standard">
      <style:graphic-properties draw:fill-color="#3deb3d" draw:opacity="40%" draw:textarea-horizontal-align="justify" draw:textarea-vertical-align="middle" draw:auto-grow-height="false" fo:min-height="0cm" fo:min-width="0cm" draw:shadow-opacity="4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0000" draw:opacity="30%" draw:textarea-horizontal-align="justify" draw:textarea-vertical-align="middle" draw:auto-grow-height="false" fo:min-height="0cm" fo:min-width="0cm" draw:shadow-opacity="30%"/>
    </style:style>
    <style:style style:name="gr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width="0.2cm" svg:stroke-color="#ff0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2cm" svg:x="1.6cm" svg:y="5.6cm">
          <text:p text:style-name="P1"><text:span text:style-name="T1">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cm" svg:height="2cm" svg:x="7.6cm" svg:y="5.6cm">
          <text:p text:style-name="P1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cm" svg:height="2cm" svg:x="0.1cm" svg:y="11.6cm">
          <text:p text:style-name="P1"><text:span text:style-name="T1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cm" svg:height="2cm" svg:x="3.1cm" svg:y="11.6cm">
          <text:p text:style-name="P1"><text:span text:style-name="T1">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cm" svg:height="2cm" svg:x="6.1cm" svg:y="11.6cm">
          <text:p text:style-name="P1"><text:span text:style-name="T1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cm" svg:y1="2.1cm" svg:x2="2.6cm" svg:y2="5.6cm" draw:start-shape="id1" draw:start-glue-point="2" draw:end-shape="id2" svg:d="m5600 2100-3000 3500">
          <text:p/>
        </draw:connector>
        <draw:connector draw:style-name="gr2" draw:text-style-name="P1" draw:layer="layout" draw:type="line" svg:x1="5.6cm" svg:y1="2.1cm" svg:x2="8.6cm" svg:y2="5.6cm" draw:start-shape="id1" draw:start-glue-point="2" draw:end-shape="id3" draw:end-glue-point="0" svg:d="m5600 2100 3000 3500">
          <text:p/>
        </draw:connector>
        <draw:connector draw:style-name="gr2" draw:text-style-name="P1" draw:layer="layout" draw:type="line" svg:x1="2.6cm" svg:y1="7.6cm" svg:x2="1.1cm" svg:y2="11.6cm" draw:start-shape="id2" draw:start-glue-point="2" draw:end-shape="id4" svg:d="m2600 7600-1500 4000">
          <text:p/>
        </draw:connector>
        <draw:connector draw:style-name="gr2" draw:text-style-name="P1" draw:layer="layout" draw:type="line" svg:x1="2.6cm" svg:y1="7.6cm" svg:x2="4.1cm" svg:y2="11.6cm" draw:start-shape="id2" draw:start-glue-point="2" draw:end-shape="id5" svg:d="m2600 7600 1500 4000">
          <text:p/>
        </draw:connector>
        <draw:connector draw:style-name="gr2" draw:text-style-name="P1" draw:layer="layout" draw:type="line" svg:x1="8.6cm" svg:y1="7.6cm" svg:x2="7.1cm" svg:y2="11.6cm" draw:start-shape="id3" draw:start-glue-point="2" draw:end-shape="id6" draw:end-glue-point="0" svg:d="m8600 7600-1500 4000">
          <text:p/>
        </draw:connector>
        <draw:custom-shape draw:style-name="gr3" draw:text-style-name="P2" xml:id="id7" draw:id="id7" draw:layer="layout" svg:width="2cm" svg:height="2cm" svg:x="9.6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6cm" svg:y1="7.6cm" svg:x2="10.6cm" svg:y2="11.6cm" draw:start-shape="id3" draw:start-glue-point="2" draw:end-shape="id7" draw:end-glue-point="0" svg:d="m8600 7600 2000 4000">
          <text:p/>
        </draw:connector>
        <draw:custom-shape draw:style-name="gr1" draw:text-style-name="P2" xml:id="id8" draw:id="id8" draw:layer="layout" svg:width="2cm" svg:height="2cm" svg:x="19.1cm" svg:y="0.1cm">
          <text:p text:style-name="P1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cm" svg:height="2cm" svg:x="16.1cm" svg:y="5.6cm">
          <text:p text:style-name="P1"><text:span text:style-name="T1">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2cm" svg:height="2cm" svg:x="22.1cm" svg:y="5.6cm">
          <text:p text:style-name="P3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cm" svg:height="2cm" svg:x="14.6cm" svg:y="11.6cm">
          <text:p text:style-name="P1"><text:span text:style-name="T1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cm" svg:height="2cm" svg:x="17.6cm" svg:y="11.6cm">
          <text:p text:style-name="P1"><text:span text:style-name="T1">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cm" svg:height="2cm" svg:x="20.6cm" svg:y="11.6cm">
          <text:p text:style-name="P1"><text:span text:style-name="T1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0.1cm" svg:y1="2.1cm" svg:x2="17.1cm" svg:y2="5.6cm" draw:start-shape="id8" draw:start-glue-point="2" draw:end-shape="id9" svg:d="m20100 2100-3000 3500">
          <text:p/>
        </draw:connector>
        <draw:connector draw:style-name="gr2" draw:text-style-name="P1" draw:layer="layout" draw:type="line" svg:x1="20.1cm" svg:y1="2.1cm" svg:x2="23.1cm" svg:y2="5.6cm" draw:start-shape="id8" draw:start-glue-point="2" draw:end-shape="id10" draw:end-glue-point="0" svg:d="m20100 2100 3000 3500">
          <text:p/>
        </draw:connector>
        <draw:connector draw:style-name="gr2" draw:text-style-name="P1" draw:layer="layout" draw:type="line" svg:x1="17.1cm" svg:y1="7.6cm" svg:x2="15.6cm" svg:y2="11.6cm" draw:start-shape="id9" draw:start-glue-point="2" draw:end-shape="id11" svg:d="m17100 7600-1500 4000">
          <text:p/>
        </draw:connector>
        <draw:connector draw:style-name="gr2" draw:text-style-name="P1" draw:layer="layout" draw:type="line" svg:x1="17.1cm" svg:y1="7.6cm" svg:x2="18.6cm" svg:y2="11.6cm" draw:start-shape="id9" draw:start-glue-point="2" draw:end-shape="id12" svg:d="m17100 7600 1500 4000">
          <text:p/>
        </draw:connector>
        <draw:connector draw:style-name="gr2" draw:text-style-name="P1" draw:layer="layout" draw:type="line" svg:x1="23.1cm" svg:y1="7.6cm" svg:x2="21.6cm" svg:y2="11.6cm" draw:start-shape="id10" draw:start-glue-point="2" draw:end-shape="id13" draw:end-glue-point="0" svg:d="m23100 7600-1500 4000">
          <text:p/>
        </draw:connector>
        <draw:connector draw:style-name="gr2" draw:text-style-name="P1" draw:layer="layout" draw:type="line" svg:x1="23.1cm" svg:y1="7.6cm" svg:x2="25.1cm" svg:y2="11.6cm" draw:start-shape="id10" draw:start-glue-point="2" draw:end-shape="id14" draw:end-glue-point="0" svg:d="m23100 7600 2000 4000">
          <text:p/>
        </draw:connector>
        <draw:line draw:style-name="gr5" draw:text-style-name="P1" draw:layer="layout" svg:x1="13.6cm" svg:y1="0.1cm" svg:x2="13.6cm" svg:y2="13.6cm">
          <text:p/>
        </draw:line>
        <draw:custom-shape draw:style-name="gr6" draw:text-style-name="P2" xml:id="id1" draw:id="id1" draw:layer="layout" svg:width="2cm" svg:height="2cm" svg:x="4.6cm" svg:y="0.1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5" draw:id="id15" draw:layer="layout" svg:width="2cm" svg:height="2cm" svg:x="7.1cm" svg:y="0.1cm">
          <text:p text:style-name="P1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6cm" svg:y1="2.1cm" svg:x2="6.6cm" svg:y2="0.1cm">
          <text:p/>
        </draw:line>
        <draw:line draw:style-name="gr5" draw:text-style-name="P1" draw:layer="layout" svg:x1="6.6cm" svg:y1="2.1cm" svg:x2="4.6cm" svg:y2="0.1cm">
          <text:p/>
        </draw:line>
        <draw:connector draw:style-name="gr7" draw:text-style-name="P1" draw:layer="layout" draw:type="curve" svg:x1="11.6cm" svg:y1="12.6cm" svg:x2="9.1cm" svg:y2="1.1cm" draw:start-shape="id7" draw:start-glue-point="1" draw:end-shape="id15" svg:d="m11600 12600c753 0 2003-11500-2500-11500">
          <text:p/>
        </draw:connector>
        <draw:custom-shape draw:style-name="gr3" draw:text-style-name="P2" xml:id="id14" draw:id="id14" draw:layer="layout" svg:width="2cm" svg:height="2cm" svg:x="24.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8.1cm" svg:y1="2.1cm" svg:x2="8.6cm" svg:y2="5.6cm" draw:start-shape="id15" draw:start-glue-point="2" draw:end-shape="id3" svg:d="m8100 2100c0 2626 500 877 500 3500">
          <text:p/>
        </draw:connector>
        <draw:custom-shape draw:style-name="gr9" draw:text-style-name="P4" draw:layer="layout" svg:width="2.313cm" svg:height="2cm" svg:x="4.487cm" svg:y="4.1cm">
          <text:p text:style-name="P4"><text:span text:style-name="T2">!</text:span>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3.52cm" svg:height="1.673cm" svg:x="3.857cm" svg:y="6.427cm">
          <draw:text-box>
            <text:p>1. <text:s/>12 &lt; 42</text:p>
            <text:p>2. <text:s/>12 &lt; 2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6.2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6T22:23:59</meta:creation-date>
    <dc:date>2012-06-26T23:51:22</dc:date>
    <dc:creator>Markus </dc:creator>
    <meta:editing-duration>PT1M42S</meta:editing-duration>
    <meta:editing-cycles>3</meta:editing-cycles>
    <meta:generator>LibreOffice/3.5$Linux_X86_64 LibreOffice_project/350m1$Build-2</meta:generator>
    <meta:document-statistic meta:object-count="34"/>
  </office:meta>
</office:document-meta>
</file>